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83cm" fo:min-width="1.67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91cm" fo:min-width="2.0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89cm" fo:min-width="4.13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5.342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5.342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5.342cm"/>
    </style:style>
    <style:style style:name="gr8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9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0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1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147cm" fo:min-width="1.151cm"/>
    </style:style>
    <style:style style:name="gr12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1.037cm" fo:min-width="1.151cm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5.342cm"/>
    </style:style>
    <style:style style:name="gr14" style:family="graphic" style:parent-style-name="objectwithoutfill">
      <style:graphic-properties draw:stroke="solid" svg:stroke-color="#000000" draw:marker-end="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1cm" fo:min-width="1.1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4.429cm" svg:y="2.65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8cm" svg:height="4.318cm" svg:x="3.032cm" svg:y="4.619cm">
          <text:p text:style-name="P1">Masukkan </text:p>
          <text:p text:style-name="P1">parameter fisik</text:p>
          <text:p text:style-name="P1">Baru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7.366cm" svg:height="2.921cm" svg:x="9.144cm" svg:y="5.309cm">
          <text:p text:style-name="P1">Baca parameter</text:p>
          <text:p text:style-name="P1">fisik baru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4" draw:id="id4" draw:layer="layout" svg:width="5.842cm" svg:height="2.159cm" svg:x="9.906cm" svg:y="9.744cm">
          <text:p text:style-name="P3">Kirim parameter</text:p>
          <text:p text:style-name="P1">fisik ke serv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572cm" svg:y1="3.794cm" svg:x2="5.572cm" svg:y2="4.619cm" draw:start-shape="id1" draw:start-glue-point="2" draw:end-shape="id2" draw:end-glue-point="4" svg:d="M5572 3794v825" svg:viewBox="0 0 1 826">
          <text:p/>
        </draw:connector>
        <draw:connector draw:style-name="gr5" draw:text-style-name="P5" draw:layer="layout" draw:type="line" svg:x1="8.112cm" svg:y1="6.778cm" svg:x2="10.064cm" svg:y2="6.77cm" draw:start-shape="id2" draw:start-glue-point="7" draw:end-shape="id3" draw:end-glue-point="9" svg:d="M8112 6778l1952-8" svg:viewBox="0 0 1953 9">
          <text:p/>
        </draw:connector>
        <draw:connector draw:style-name="gr5" draw:text-style-name="P5" draw:layer="layout" draw:type="line" svg:x1="12.827cm" svg:y1="8.23cm" svg:x2="12.827cm" svg:y2="9.744cm" draw:start-shape="id3" draw:start-glue-point="8" draw:end-shape="id4" draw:end-glue-point="0" svg:d="M12827 8230v1514" svg:viewBox="0 0 1 1515">
          <text:p/>
        </draw:connector>
        <draw:custom-shape draw:style-name="gr2" draw:text-style-name="P2" xml:id="id6" draw:id="id6" draw:layer="layout" svg:width="5.08cm" svg:height="4.318cm" svg:x="3.032cm" svg:y="16.447cm">
          <text:p text:style-name="P1">parameter</text:p>
          <text:p text:style-name="P1">fisik ada di</text:p>
          <text:p text:style-name="P1">serv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5" draw:id="id5" draw:layer="layout" svg:width="5.842cm" svg:height="2.159cm" svg:x="2.651cm" svg:y="9.744cm">
          <text:p text:style-name="P3">Kirim permintaan</text:p>
          <text:p text:style-name="P3">data kesehatan </text:p>
          <text:p text:style-name="P1">ke serv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572cm" svg:y1="8.937cm" svg:x2="5.572cm" svg:y2="9.744cm" draw:start-shape="id2" draw:start-glue-point="6" draw:end-shape="id5" draw:end-glue-point="0" svg:d="M5572 8937v807" svg:viewBox="0 0 1 808">
          <text:p/>
        </draw:connector>
        <draw:connector draw:style-name="gr5" draw:text-style-name="P5" draw:layer="layout" draw:type="line" svg:x1="9.906cm" svg:y1="10.823cm" svg:x2="8.493cm" svg:y2="10.823cm" draw:start-shape="id4" draw:start-glue-point="3" draw:end-shape="id5" draw:end-glue-point="1" svg:d="M9906 10823h-1413" svg:viewBox="0 0 1414 1">
          <text:p/>
        </draw:connector>
        <draw:connector draw:style-name="gr5" draw:text-style-name="P5" draw:layer="layout" draw:line-skew="8.246cm -0.578cm" svg:x1="8.112cm" svg:y1="18.606cm" svg:x2="12.827cm" svg:y2="5.309cm" draw:start-shape="id6" draw:start-glue-point="7" draw:end-shape="id3" draw:end-glue-point="5" svg:d="M8112 18606h8763v-14377h-4048v1080" svg:viewBox="0 0 8764 14378">
          <text:p/>
        </draw:connector>
        <draw:custom-shape draw:style-name="gr7" draw:text-style-name="P4" xml:id="id7" draw:id="id7" draw:layer="layout" svg:width="5.842cm" svg:height="2.159cm" svg:x="2.651cm" svg:y="21.591cm">
          <text:p text:style-name="P3">Tampilkan data</text:p>
          <text:p text:style-name="P3">kesehata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572cm" svg:y1="20.765cm" svg:x2="5.572cm" svg:y2="21.591cm" draw:start-shape="id6" draw:start-glue-point="6" draw:end-shape="id7" draw:end-glue-point="0" svg:d="M5572 20765v826" svg:viewBox="0 0 1 827">
          <text:p/>
        </draw:connector>
        <draw:custom-shape draw:style-name="gr2" draw:text-style-name="P2" xml:id="id8" draw:id="id8" draw:layer="layout" svg:width="5.08cm" svg:height="4.318cm" svg:x="3.032cm" svg:y="24.575cm">
          <text:p text:style-name="P1">Selesai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5.572cm" svg:y1="23.75cm" svg:x2="5.572cm" svg:y2="24.575cm" draw:start-shape="id7" draw:start-glue-point="2" draw:end-shape="id8" draw:end-glue-point="4" svg:d="M5572 23750v825" svg:viewBox="0 0 1 826">
          <text:p/>
        </draw:connector>
        <draw:connector draw:style-name="gr5" draw:text-style-name="P5" draw:layer="layout" draw:line-skew="-1.023cm" svg:x1="3.032cm" svg:y1="26.734cm" svg:x2="3.032cm" svg:y2="6.778cm" draw:start-shape="id8" draw:start-glue-point="5" draw:end-shape="id2" draw:end-glue-point="5" svg:d="M3032 26734h-1524v-19956h1524" svg:viewBox="0 0 1525 19957">
          <text:p/>
        </draw:connector>
        <draw:custom-shape draw:style-name="gr1" draw:text-style-name="P2" xml:id="id9" draw:id="id9" draw:layer="layout" svg:width="2.286cm" svg:height="1.143cm" svg:x="4.429cm" svg:y="29.719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572cm" svg:y1="28.893cm" svg:x2="5.572cm" svg:y2="29.719cm" draw:start-shape="id8" draw:start-glue-point="6" draw:end-shape="id9" draw:end-glue-point="0" svg:d="M5572 28893v826" svg:viewBox="0 0 1 827">
          <text:p/>
        </draw:connector>
        <draw:custom-shape draw:style-name="gr8" draw:text-style-name="P4" draw:layer="layout" svg:width="1.651cm" svg:height="1.397cm" svg:x="5.572cm" svg:y="28.576cm">
          <text:p text:style-name="P3">Ya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51cm" svg:height="1.397cm" svg:x="7.985cm" svg:y="5.699cm">
          <text:p text:style-name="P3">Ya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51cm" svg:height="1.397cm" svg:x="1.635cm" svg:y="25.003cm">
          <text:p text:style-name="P3">Tidak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51cm" svg:height="1.397cm" svg:x="5.953cm" svg:y="8.493cm">
          <text:p text:style-name="P3">Tidak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51cm" svg:height="1.287cm" svg:x="5.572cm" svg:y="20.558cm">
          <text:p text:style-name="P3">Ya</text:p>
          <draw:enhanced-geometry svg:viewBox="0 0 21600 21600" draw:type="rectangle" draw:enhanced-path="M 0 0 L 21600 0 21600 21600 0 21600 0 0 Z N"/>
        </draw:custom-shape>
        <draw:custom-shape draw:style-name="gr13" draw:text-style-name="P4" xml:id="id10" draw:id="id10" draw:layer="layout" svg:width="5.842cm" svg:height="2.159cm" svg:x="2.651cm" svg:y="13.144cm">
          <text:p text:style-name="P3">terima pesan</text:p>
          <text:p text:style-name="P3">balasan dari server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5.572cm" svg:y1="11.903cm" svg:x2="5.572cm" svg:y2="13.144cm" draw:start-shape="id5" draw:start-glue-point="2" draw:end-shape="id10" draw:end-glue-point="0" svg:d="M5572 11903v1241" svg:viewBox="0 0 1 1242">
          <text:p/>
        </draw:connector>
        <draw:connector draw:style-name="gr14" draw:text-style-name="P5" draw:layer="layout" draw:type="line" svg:x1="5.572cm" svg:y1="15.303cm" svg:x2="5.572cm" svg:y2="16.447cm" draw:start-shape="id10" draw:start-glue-point="2" draw:end-shape="id6" draw:end-glue-point="4" svg:d="M5572 15303v1144" svg:viewBox="0 0 1 1145">
          <text:p/>
        </draw:connector>
        <draw:custom-shape draw:style-name="gr15" draw:text-style-name="P4" draw:layer="layout" svg:width="1.651cm" svg:height="1.16cm" svg:x="8.366cm" svg:y="17.366cm">
          <text:p text:style-name="P3">Tida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1T21:10:01.559000000</meta:creation-date>
    <meta:editing-duration>PT6M8S</meta:editing-duration>
    <meta:editing-cycles>4</meta:editing-cycles>
    <meta:generator>LibreOffice/6.3.0.4$Windows_X86_64 LibreOffice_project/057fc023c990d676a43019934386b85b21a9ee99</meta:generator>
    <dc:date>2019-12-11T21:26:45.573000000</dc:date>
    <meta:document-statistic meta:object-count="28"/>
  </office:meta>
</office:document-meta>
</file>